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rsid="006bd729" officeooo:paragraph-rsid="00be2dc1" style:font-size-asian="11pt" style:font-size-complex="11pt"/>
    </style:style>
    <style:style style:name="P4" style:family="paragraph" style:parent-style-name="Standard">
      <style:text-properties style:font-name="Liberation Serif" fo:font-size="11pt" officeooo:rsid="0099cbae" officeooo:paragraph-rsid="00be2dc1" style:font-size-asian="11pt" style:font-size-complex="11pt"/>
    </style:style>
    <style:style style:name="P5" style:family="paragraph" style:parent-style-name="Standard">
      <style:text-properties style:font-name="Liberation Serif" fo:font-size="11pt" officeooo:rsid="00bfa467" officeooo:paragraph-rsid="00bfa467" style:font-size-asian="11pt" style:font-size-complex="11pt"/>
    </style:style>
    <style:style style:name="P6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7" style:family="paragraph" style:parent-style-name="Standard">
      <style:text-properties style:font-name="Liberation Serif" fo:font-size="12pt" officeooo:rsid="00bfa467" officeooo:paragraph-rsid="00bfa46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bfa467" officeooo:paragraph-rsid="00c2887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bfa467" officeooo:paragraph-rsid="00c66175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c38ee8" officeooo:paragraph-rsid="00c38ee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c38ee8" officeooo:paragraph-rsid="00caefd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c3e7c3" officeooo:paragraph-rsid="00c3e7c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c4b52a" officeooo:paragraph-rsid="00c4b52a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c8f4da" officeooo:paragraph-rsid="00c8f4da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c91a64" officeooo:paragraph-rsid="00c91a6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caefd6" officeooo:paragraph-rsid="00caefd6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cc0a4b" officeooo:paragraph-rsid="00cc0a4b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cd7300" officeooo:paragraph-rsid="00cd730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cf2d17" officeooo:paragraph-rsid="00cf2d1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cf4c77" officeooo:paragraph-rsid="00cf4c77" style:font-size-asian="12pt" style:font-size-complex="12pt"/>
    </style:style>
    <style:style style:name="P21" style:family="paragraph" style:parent-style-name="Standard">
      <style:text-properties style:font-name="Liberation Serif" fo:font-size="12pt" fo:font-weight="bold" officeooo:rsid="00c8f4da" officeooo:paragraph-rsid="00c8f4da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23d1b24" officeooo:paragraph-rsid="00be2dc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Liberation Serif" fo:font-size="12pt" fo:font-weight="bold" officeooo:rsid="00bfa467" officeooo:paragraph-rsid="00bfa467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officeooo:rsid="00bfa467" officeooo:paragraph-rsid="00bfa467" style:font-size-asian="12pt" style:font-size-complex="12pt"/>
    </style:style>
    <style:style style:name="P26" style:family="paragraph" style:parent-style-name="Standard">
      <style:text-properties style:font-name="Liberation Serif" fo:font-size="12pt" officeooo:paragraph-rsid="00c8f4da" style:font-size-asian="12pt" style:font-size-complex="12pt"/>
    </style:style>
    <style:style style:name="P27" style:family="paragraph" style:parent-style-name="Standard">
      <style:paragraph-properties fo:break-before="page"/>
      <style:text-properties style:font-name="Liberation Serif" fo:font-size="12pt" officeooo:paragraph-rsid="00c8f4da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db0a09" officeooo:paragraph-rsid="00e982f7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db0a09" officeooo:paragraph-rsid="00ed34ce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ed34ce" officeooo:paragraph-rsid="00ed34ce" style:font-size-asian="12pt" style:font-size-complex="12pt"/>
    </style:style>
    <style:style style:name="P31" style:family="paragraph" style:parent-style-name="Standard">
      <style:text-properties style:font-name="Liberation Serif" fo:font-size="12pt" fo:font-style="italic" fo:font-weight="bold" officeooo:rsid="00c38ee8" officeooo:paragraph-rsid="00c38ee8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style:font-name="Liberation Serif" fo:font-size="12pt" fo:font-style="italic" fo:font-weight="bold" officeooo:rsid="00c38ee8" officeooo:paragraph-rsid="00caefd6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style:font-name="Liberation Serif" fo:font-size="12pt" fo:font-weight="normal" officeooo:rsid="00db0a09" officeooo:paragraph-rsid="00ee66e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db0a09" officeooo:paragraph-rsid="00e982f7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f06a73" officeooo:paragraph-rsid="00f06a73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f06a73" officeooo:paragraph-rsid="00f229b1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4fdea" officeooo:paragraph-rsid="00d4fde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7ea5b" officeooo:paragraph-rsid="00d7ea5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8cb0e" officeooo:paragraph-rsid="00d8cb0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8cb0e" officeooo:paragraph-rsid="00db0a0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b0a09" officeooo:paragraph-rsid="00db0a09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b0a09" officeooo:paragraph-rsid="00e64f1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b0a09" officeooo:paragraph-rsid="00e6786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b0a09" officeooo:paragraph-rsid="00eb423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d2172" officeooo:paragraph-rsid="00dd217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e35c0" officeooo:paragraph-rsid="00de35c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e35c0" officeooo:paragraph-rsid="00e1c85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ff681" officeooo:paragraph-rsid="00dff68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ff681" officeooo:paragraph-rsid="00e1c85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229b1" officeooo:paragraph-rsid="00f229b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d7ea5b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ee66e7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f229b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db0a09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e64f1f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e67868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e6b816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ed34ce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fo:color="#000000" loext:opacity="100%" style:font-name="Liberation Serif" fo:font-size="12pt" fo:language="fr" fo:country="FR" fo:font-style="italic" fo:font-weight="bold" officeooo:rsid="00c38ee8" officeooo:paragraph-rsid="00dff681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text-properties fo:color="#000000" loext:opacity="100%" style:font-name="Liberation Serif" fo:font-size="12pt" fo:language="fr" fo:country="FR" fo:font-style="italic" fo:font-weight="bold" officeooo:rsid="00c38ee8" officeooo:paragraph-rsid="00f5674a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fr" fo:country="FR" officeooo:rsid="00be2dc1"/>
    </style:style>
    <style:style style:name="T2" style:family="text">
      <style:text-properties fo:language="fr" fo:country="FR" officeooo:rsid="01f7aad8"/>
    </style:style>
    <style:style style:name="T3" style:family="text">
      <style:text-properties officeooo:rsid="00b34926"/>
    </style:style>
    <style:style style:name="T4" style:family="text">
      <style:text-properties officeooo:rsid="00b21bd4"/>
    </style:style>
    <style:style style:name="T5" style:family="text">
      <style:text-properties fo:color="#000000" loext:opacity="100%" fo:font-size="14pt" fo:language="fr" fo:country="FR" fo:font-style="normal" fo:font-weight="bold" officeooo:rsid="023d1b2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loext:opacity="100%" fo:font-size="14pt" fo:language="fr" fo:country="FR" fo:font-style="normal" fo:font-weight="bold" officeooo:rsid="00b21bd4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loext:opacity="100%" fo:font-size="14pt" fo:language="fr" fo:country="FR" fo:font-style="normal" fo:font-weight="bold" officeooo:rsid="00e982f7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loext:opacity="100%"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fo:font-size="14pt" fo:language="fr" fo:country="FR" fo:font-style="normal" fo:font-weight="normal" officeooo:rsid="00e982f7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fo:language="fr" fo:country="FR" fo:font-style="normal" style:font-style-asian="normal" style:font-style-complex="normal"/>
    </style:style>
    <style:style style:name="T11" style:family="text">
      <style:text-properties fo:color="#000000" loext:opacity="100%" fo:language="fr" fo:country="FR" fo:font-style="normal" officeooo:rsid="023d1b24" style:font-style-asian="normal" style:font-style-complex="normal"/>
    </style:style>
    <style:style style:name="T12" style:family="text">
      <style:text-properties fo:color="#000000" loext:opacity="100%" fo:language="fr" fo:country="FR" fo:font-style="normal" officeooo:rsid="00b21bd4" style:font-style-asian="normal" style:font-style-complex="normal"/>
    </style:style>
    <style:style style:name="T13" style:family="text">
      <style:text-properties fo:color="#000000" loext:opacity="100%" fo:language="fr" fo:country="FR" fo:font-style="normal" fo:font-weight="normal" officeooo:rsid="00e982f7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language="fr" fo:country="FR" fo:font-style="normal" fo:font-weight="normal" officeooo:rsid="00eb423f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language="fr" fo:country="FR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loext:opacity="100%" style:font-name="Liberation Serif" fo:font-size="12pt" fo:language="fr" fo:country="FR" fo:font-style="normal" fo:font-weight="normal" officeooo:rsid="00f229b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Liberation Serif" fo:font-size="12pt" fo:language="fr" fo:country="FR" fo:font-style="normal" fo:font-weight="bold" officeooo:rsid="00db0a09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style:font-name="Liberation Mono" fo:font-size="11pt" fo:language="fr" fo:country="FR" fo:font-style="normal" style:font-size-asian="11pt" style:font-style-asian="normal" style:font-style-complex="normal"/>
    </style:style>
    <style:style style:name="T19" style:family="text">
      <style:text-properties fo:font-size="14pt" fo:font-weight="bold" officeooo:rsid="001d0a89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d6a833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c28874" style:font-weight-asian="bold" style:font-weight-complex="bold"/>
    </style:style>
    <style:style style:name="T23" style:family="text">
      <style:text-properties fo:font-weight="bold" officeooo:rsid="00d60ce5" style:font-weight-asian="bold" style:font-weight-complex="bold"/>
    </style:style>
    <style:style style:name="T24" style:family="text">
      <style:text-properties officeooo:rsid="00c38ee8"/>
    </style:style>
    <style:style style:name="T25" style:family="text">
      <style:text-properties officeooo:rsid="00c4c80b"/>
    </style:style>
    <style:style style:name="T26" style:family="text">
      <style:text-properties officeooo:rsid="00c66175"/>
    </style:style>
    <style:style style:name="T27" style:family="text">
      <style:text-properties officeooo:rsid="00c7b6c2"/>
    </style:style>
    <style:style style:name="T28" style:family="text">
      <style:text-properties style:text-line-through-style="none" style:text-line-through-type="none" officeooo:rsid="00c7b6c2"/>
    </style:style>
    <style:style style:name="T29" style:family="text">
      <style:text-properties officeooo:rsid="00c91a64"/>
    </style:style>
    <style:style style:name="T30" style:family="text">
      <style:text-properties officeooo:rsid="00ca9970"/>
    </style:style>
    <style:style style:name="T31" style:family="text">
      <style:text-properties officeooo:rsid="00caefd6"/>
    </style:style>
    <style:style style:name="T32" style:family="text">
      <style:text-properties officeooo:rsid="00d0af15"/>
    </style:style>
    <style:style style:name="T33" style:family="text">
      <style:text-properties officeooo:rsid="00d2219b"/>
    </style:style>
    <style:style style:name="T34" style:family="text">
      <style:text-properties officeooo:rsid="00d4fdea"/>
    </style:style>
    <style:style style:name="T35" style:family="text">
      <style:text-properties officeooo:rsid="00d60ce5"/>
    </style:style>
    <style:style style:name="T36" style:family="text">
      <style:text-properties officeooo:rsid="00d7c3b5"/>
    </style:style>
    <style:style style:name="T37" style:family="text">
      <style:text-properties officeooo:rsid="00d8cb0e"/>
    </style:style>
    <style:style style:name="T38" style:family="text">
      <style:text-properties officeooo:rsid="00db0a09"/>
    </style:style>
    <style:style style:name="T39" style:family="text">
      <style:text-properties officeooo:rsid="00de35c0"/>
    </style:style>
    <style:style style:name="T40" style:family="text">
      <style:text-properties officeooo:rsid="00dff681"/>
    </style:style>
    <style:style style:name="T41" style:family="text">
      <style:text-properties officeooo:rsid="00e0b8ae"/>
    </style:style>
    <style:style style:name="T42" style:family="text">
      <style:text-properties officeooo:rsid="00e64f1f"/>
    </style:style>
    <style:style style:name="T43" style:family="text">
      <style:text-properties officeooo:rsid="00e6786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e6b816"/>
    </style:style>
    <style:style style:name="T46" style:family="text">
      <style:text-properties officeooo:rsid="00eb423f"/>
    </style:style>
    <style:style style:name="T47" style:family="text">
      <style:text-properties officeooo:rsid="00ee66e7"/>
    </style:style>
    <style:style style:name="T48" style:family="text">
      <style:text-properties officeooo:rsid="00f229b1"/>
    </style:style>
    <style:style style:name="T49" style:family="text">
      <style:text-properties style:font-name="Liberation Mono" fo:font-size="11pt" fo:font-style="normal" style:font-size-asian="11pt" style:font-style-asian="normal"/>
    </style:style>
    <style:style style:name="T50" style:family="text">
      <style:text-properties style:font-name="Liberation Mono" fo:font-size="11pt" fo:font-style="normal" officeooo:rsid="00f2ef60" style:font-size-asian="11pt" style:font-style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9">I</text:span><text:span text:style-name="T20">- </text:span><text:span text:style-name="T5">Mode Interactif.</text:span></text:p>
      <text:p text:style-name="P24">1) Ouvrir l’interpréteur Python en ligne de commande</text:p>
      <text:p text:style-name="P7"><text:tab/>- <text:span text:style-name="T32">Se connecter avec un login et mot de passe</text:span></text:p>
      <text:p text:style-name="P7"><text:tab/>- <text:span text:style-name="T32">Lancer le terminal de </text:span><text:span text:style-name="T32"><draw:frame draw:style-name="fr1" draw:name="Objet2" text:anchor-type="as-char" svg:y="-0.377cm" svg:width="1.73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2">par la commande </text:span><text:span text:style-name="T32"><draw:frame draw:style-name="fr1" draw:name="Objet1" text:anchor-type="as-char" svg:y="-0.377cm" svg:width="0.9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7"><text:tab/>- <text:span text:style-name="T33">Lancer l’interpr</text:span><text:span text:style-name="T34">ète</text:span><text:span text:style-name="T33"> </text:span><text:span text:style-name="T34">P</text:span><text:span text:style-name="T33">ython en tapant </text:span><text:span text:style-name="T33"><draw:frame draw:style-name="fr1" draw:name="Objet3" text:anchor-type="as-char" svg:y="-0.377cm" svg:width="1.448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3">puis </text:span><text:span text:style-name="T33"><draw:frame draw:style-name="fr1" draw:name="Objet4" text:anchor-type="as-char" svg:y="-0.377cm" svg:width="1.637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3">en ligne de commande.</text:span></text:p>
      <text:p text:style-name="P7"/>
      <text:p text:style-name="P8"><text:span text:style-name="T21">2) </text:span><text:span text:style-name="T22">Arithmétique </text:span><text:span text:style-name="T23">(quelques instructions)</text:span><text:span text:style-name="T22">.</text:span></text:p>
      <text:p text:style-name="P8">Effectuer, avec l’interpr<text:span text:style-name="T35">ète</text:span> <text:span text:style-name="T35">P</text:span>ython , <text:s/>les opérations:</text:p>
      <text:p text:style-name="P7">- addition <text:span text:style-name="T24">( 3 + 2 </text:span><text:span text:style-name="T26">= 5</text:span><text:span text:style-name="T24">)</text:span></text:p>
      <text:p text:style-name="P7">- soustraction <text:span text:style-name="T24">( 2 - 6 </text:span><text:span text:style-name="T26">= -4</text:span><text:span text:style-name="T24">)</text:span></text:p>
      <text:p text:style-name="P7">- multiplication <text:span text:style-name="T24">( 5 * 3 </text:span><text:span text:style-name="T26">= 15</text:span><text:span text:style-name="T24"> )</text:span></text:p>
      <text:p text:style-name="P7">- <text:span text:style-name="T26">la </text:span>division <text:span text:style-name="T26">classique </text:span><text:s/><text:span text:style-name="T24">( 7 / 2 </text:span><text:span text:style-name="T26">= 3.5)</text:span></text:p>
      <text:p text:style-name="P9">- <text:span text:style-name="T26">le quotient d’une division euclidienne : (7//2 = 3)</text:span></text:p>
      <text:p text:style-name="P9">- <text:span text:style-name="T26">le </text:span>reste d’une division euclidienne <text:s/><text:span text:style-name="T26">(</text:span><text:span text:style-name="T24">7%2 </text:span><text:span text:style-name="T26">= 1)</text:span></text:p>
      <text:p text:style-name="P9">- <text:span text:style-name="T27">Attention aux division euclidienne dont le diviseur est négatif </text:span><text:s/><text:span text:style-name="T27">(</text:span>-<text:span text:style-name="T27">7/2 = 4 et -7%2 = 1</text:span><text:span text:style-name="T28">)</text:span><text:span text:style-name="T27"> </text:span></text:p>
      <text:p text:style-name="P7">- puissance <text:span text:style-name="T24">( 2**3 </text:span><text:span text:style-name="T26">= 8</text:span><text:span text:style-name="T24">)</text:span></text:p>
      <text:p text:style-name="P7"/>
      <text:p text:style-name="P31"><text:span text:style-name="T36">Quelques e</text:span>rreurs <text:span text:style-name="T36">avec les instructions</text:span>:</text:p>
      <text:p text:style-name="P10">1 +* 3 : <text:s/><draw:frame draw:style-name="fr1" draw:name="Objet5" text:anchor-type="as-char" svg:y="-0.377cm" svg:width="5.08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2">1/(5-5) : <draw:frame draw:style-name="fr1" draw:name="Objet6" text:anchor-type="as-char" svg:y="-0.377cm" svg:width="6.398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3">1,<text:span text:style-name="T25">3</text:span> + 2,4 : (1, 5, 4) : Le virgule est un séparateur, il faut utiliser le point</text:p>
      <text:p text:style-name="P13">1.<text:span text:style-name="T25">3</text:span> + 2.4 : <text:span text:style-name="T25">3.7</text:span></text:p>
      <text:p text:style-name="P13"/>
      <text:p text:style-name="P21">3) Variables</text:p>
      <text:p text:style-name="P14"><text:s/><text:span text:style-name="T29">a = 1 + 2</text:span></text:p>
      <text:p text:style-name="P15"><text:s/>a <text:span text:style-name="T30">+ a**2 </text:span><text:s/>= <text:span text:style-name="T30">12</text:span></text:p>
      <text:p text:style-name="P16">cube = a * a * a</text:p>
      <text:p text:style-name="P20">c = 1</text:p>
      <text:p text:style-name="P20">c = c +2 = 3</text:p>
      <text:p text:style-name="P20"><text:s text:c="2"/></text:p>
      <text:p text:style-name="P32"><text:span text:style-name="T36">Quelques e</text:span>rreurs <text:span text:style-name="T36">avec les variables</text:span> :</text:p>
      <text:p text:style-name="P11"><text:span text:style-name="T31">2a = 10</text:span> : <draw:frame draw:style-name="fr1" draw:name="Objet7" text:anchor-type="as-char" svg:y="-0.377cm" svg:width="5.078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35">Le nom d’une variable ne peut pas commencer par un chiffre.</text:span></text:p>
      <text:p text:style-name="P17">def = 3  : <draw:frame draw:style-name="fr1" draw:name="Objet8" text:anchor-type="as-char" svg:y="-0.377cm" svg:width="5.078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draw:frame draw:style-name="fr1" draw:name="Objet9" text:anchor-type="as-char" svg:y="-0.377cm" svg:width="0.794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35">est un mot réservé pour Python</text:span></text:p>
      <text:p text:style-name="P18">b +1 <text:tab/> : <text:s/><draw:frame draw:style-name="fr1" draw:name="Objet10" text:anchor-type="as-char" svg:y="-0.377cm" svg:width="6.47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9">1 = 2  <text:s text:c="3"/>: <draw:frame draw:style-name="fr1" draw:name="Objet11" text:anchor-type="as-char" svg:y="-0.377cm" svg:width="6.638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26"/>
      <text:p text:style-name="P26"/>
      <text:p text:style-name="P27"/>
      <text:p text:style-name="P22"><text:span text:style-name="T4">II-</text:span><text:span text:style-name="T11">Mode Programme</text:span></text:p>
      <text:p text:style-name="P37">Le mode programme de Python consiste à écrire une suite d’instructions dans un fichier et les faire exécuter par l’interprète Python.<text:span text:style-name="T35">Cette suite d’instructions s’appelle un programme ou code source.</text:span></text:p>
      <text:p text:style-name="P38"/>
      <text:p text:style-name="P51">1) Affichage</text:p>
      <text:p text:style-name="P38">En mode programme, les résultats des expressions calculé ne sont plus affichés sur l’écran. <text:span text:style-name="T37">En Python il faut utilisé la « fonction » </text:span><text:span text:style-name="T37"><draw:frame draw:style-name="fr1" draw:name="Objet12" text:anchor-type="as-char" svg:y="-0.377cm" svg:width="1.127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39">Exemple<text:span text:style-name="T38">s</text:span> : <draw:frame draw:style-name="fr1" draw:name="Objet13" text:anchor-type="as-char" svg:y="-0.377cm" svg:width="1.588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 text:c="2"/>, <draw:frame draw:style-name="fr1" draw:name="Objet14" text:anchor-type="as-char" svg:y="-0.377cm" svg:width="2.251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, <draw:frame draw:style-name="fr1" draw:name="Objet15" text:anchor-type="as-char" svg:y="-0.377cm" svg:width="2.092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, etc.</text:p>
      <text:p text:style-name="P39"/>
      <text:p text:style-name="P54">2)Affichage de texte</text:p>
      <text:p text:style-name="P45">On peut donner à <text:span text:style-name="T37"><draw:frame draw:style-name="fr1" draw:name="Objet17" text:anchor-type="as-char" svg:y="-0.377cm" svg:width="1.127cm" svg:height="0.46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un message à afficher, écri<text:span text:style-name="T39">t</text:span> entre guillemets. </text:p>
      <text:p text:style-name="P40">Exemple : <draw:frame draw:style-name="fr1" draw:name="Objet16" text:anchor-type="as-char" svg:y="-0.377cm" svg:width="6.089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46">Le texte écrit entre guillemets est appelé une chaîne de caractère. Une chaîne de caractère n’est pas interprété par Python. Exemple : <draw:frame draw:style-name="fr1" draw:name="Objet18" text:anchor-type="as-char" svg:y="-0.377cm" svg:width="2.718cm" svg:height="0.46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ne calcul rien et affiche <draw:frame draw:style-name="fr1" draw:name="Objet19" text:anchor-type="as-char" svg:y="-0.377cm" svg:width="0.995cm" svg:height="0.46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46"><text:s/></text:p>
      <text:p text:style-name="P59"><text:span text:style-name="T36">Quelques e</text:span>rreurs <text:span text:style-name="T36">a</text:span><text:span text:style-name="T40">vec </text:span><text:span text:style-name="T41">la fonction (</text:span><text:span text:style-name="T40">l’instruction</text:span><text:span text:style-name="T41">)</text:span><text:span text:style-name="T40"> </text:span><text:span text:style-name="T40"><draw:frame draw:style-name="fr1" draw:name="Objet22" text:anchor-type="as-char" svg:y="-0.377cm" svg:width="1.127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:</text:p>
      <text:p text:style-name="P48"><draw:frame draw:style-name="fr1" draw:name="Objet21" text:anchor-type="as-char" svg:y="-0.377cm" svg:width="1.422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/><draw:frame draw:style-name="fr1" draw:name="Objet20" text:anchor-type="as-char" svg:y="-0.377cm" svg:width="13.421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8"/>
      <text:p text:style-name="P49"><draw:frame draw:style-name="fr1" draw:name="Objet23" text:anchor-type="as-char" svg:y="-0.377cm" svg:width="1.822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/><draw:frame draw:style-name="fr1" draw:name="Objet24" text:anchor-type="as-char" svg:y="-0.377cm" svg:width="10.54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47"/>
      <text:p text:style-name="P46"><draw:frame draw:style-name="fr1" draw:name="Objet25" text:anchor-type="as-char" svg:y="-0.377cm" svg:width="2.484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46"><draw:frame draw:style-name="fr1" draw:name="Objet26" text:anchor-type="as-char" svg:y="-0.377cm" svg:width="10.707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41"/>
      <text:p text:style-name="P23"/>
      <text:p text:style-name="P55"><text:span text:style-name="T42">3</text:span>) <text:span text:style-name="T42">Séquence d’instructions</text:span></text:p>
      <text:p text:style-name="P55"><draw:frame draw:style-name="fr1" draw:name="Objet27" text:anchor-type="as-char" svg:y="-0.377cm" svg:width="1.244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55"><draw:frame draw:style-name="fr1" draw:name="Objet28" text:anchor-type="as-char" svg:y="-0.377cm" svg:width="1.852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55"><draw:frame draw:style-name="fr1" draw:name="Objet29" text:anchor-type="as-char" svg:y="-0.377cm" svg:width="1.588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55"><draw:frame draw:style-name="fr1" draw:name="Objet31" text:anchor-type="as-char" svg:y="-0.377cm" svg:width="1.588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42"/>
      <text:p text:style-name="P43"><text:s text:c="2"/><text:span text:style-name="T43">affiche deux entiers sur l’écran ( sur deux lignes successives )</text:span></text:p>
      <text:p text:style-name="P56"><draw:frame draw:style-name="fr1" draw:name="Objet30" text:anchor-type="as-char" svg:y="-0.377cm" svg:width="0.669cm" svg:height="0.467cm" draw:z-index="30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56"><draw:frame draw:style-name="fr1" draw:name="Objet32" text:anchor-type="as-char" svg:y="-0.377cm" svg:width="0.647cm" svg:height="0.467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56"><text:s/></text:p>
      <text:p text:style-name="P44"><text:s text:c="2"/><text:span text:style-name="T45">si on souhaite a</text:span><text:span text:style-name="T43">ffiche</text:span><text:span text:style-name="T45">r</text:span><text:span text:style-name="T43"> </text:span><text:span text:style-name="T45">les </text:span><text:span text:style-name="T43">deux entiers sur l</text:span><text:span text:style-name="T45">a même ligne, on peut </text:span><text:span text:style-name="T46">remplacer les deux instructions </text:span><text:span text:style-name="T46"><draw:frame draw:style-name="fr1" draw:name="Objet36" text:anchor-type="as-char" svg:y="-0.377cm" svg:width="1.127cm" svg:height="0.467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46">par une seule, en séparant <text:s/>les deux éléments à afficher par une virgule.</text:span></text:p>
      <text:p text:style-name="P44"><text:span text:style-name="T45"><draw:frame draw:style-name="fr1" draw:name="Objet33" text:anchor-type="as-char" svg:y="-0.377cm" svg:width="2.1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<text:p text:style-name="P57"><text:span text:style-name="T44"><draw:frame draw:style-name="fr1" draw:name="Objet34" text:anchor-type="as-char" svg:y="-0.377cm" svg:width="0.669cm" svg:height="0.467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44"><draw:frame draw:style-name="fr1" draw:name="Objet35" text:anchor-type="as-char" svg:y="-0.377cm" svg:width="0.647cm" svg:height="0.46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<text:p text:style-name="P23"/>
      <text:p text:style-name="P28"><text:span text:style-name="T13">Plus généralement, on peut utiliser </text:span><text:span text:style-name="T13"><draw:frame draw:style-name="fr1" draw:name="Objet37" text:anchor-type="as-char" svg:y="-0.377cm" svg:width="1.127cm" svg:height="0.467cm" draw:z-index="35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3"><text:s/></text:span><text:span text:style-name="T14">avec </text:span><text:span text:style-name="T13">un nombre arbitraire d’éléments </text:span><text:span text:style-name="T14">qui peuvent être des <text:s text:c="3"/>nombres ou des chaînes de caractères.</text:span></text:p>
      <text:p text:style-name="P58"><draw:frame draw:style-name="fr1" draw:name="Objet40" text:anchor-type="as-char" svg:y="-0.377cm" svg:width="1.244cm" svg:height="0.467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29"><text:span text:style-name="T15"><draw:frame draw:style-name="fr1" draw:name="Objet41" text:anchor-type="as-char" svg:y="-0.377cm" svg:width="1.852cm" svg:height="0.467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28"><text:span text:style-name="T14"><draw:frame draw:style-name="fr1" draw:name="Objet38" text:anchor-type="as-char" svg:y="-0.377cm" svg:width="9.834cm" svg:height="0.467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28"><text:span text:style-name="T6"/></text:p>
      <text:p text:style-name="P30"><text:span text:style-name="T9">L’exécution</text:span><text:span text:style-name="T8"> de ce programme affiche le message suivant :</text:span></text:p>
      <text:p text:style-name="P28"><text:span text:style-name="T6"><draw:frame draw:style-name="fr1" draw:name="Objet39" text:anchor-type="as-char" svg:y="-0.377cm" svg:width="5.995cm" svg:height="0.467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28"><text:span text:style-name="T6"/></text:p>
      <text:p text:style-name="P52"/>
      <text:p text:style-name="P52"/>
      <text:p text:style-name="P52"/>
      <text:p text:style-name="P52"><text:soft-page-break/></text:p>
      <text:p text:style-name="P52"><text:span text:style-name="T47">4</text:span>) <text:span text:style-name="T47">Interagir avec l’utilisateur</text:span></text:p>
      <text:p text:style-name="P35"><text:span text:style-name="T12">P</text:span><text:span text:style-name="T10">our permettre l’interaction du programme avec l’utilisateur, on utilise l’instruction </text:span><text:span text:style-name="T10"><draw:frame draw:style-name="fr1" draw:name="Objet42" text:anchor-type="as-char" svg:y="-0.377cm" svg:width="1.406cm" svg:height="0.467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0">pour récupérer les caractère taper au clavier par l’utilisateur. L’instruction </text:span><text:span text:style-name="T10"><draw:frame draw:style-name="fr1" draw:name="Objet43" text:anchor-type="as-char" svg:y="-0.377cm" svg:width="1.406cm" svg:height="0.467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0">renvoie donc une chaîne de caractère qu’on place dans une variable. Pour transformer cette chaîne de caractère en entier, il faut utiliser l’instruction </text:span><text:span text:style-name="T10"><draw:frame draw:style-name="fr1" draw:name="Objet44" text:anchor-type="as-char" svg:y="-0.377cm" svg:width="0.96cm" svg:height="0.467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35"><text:span text:style-name="T10">Exemple :</text:span></text:p>
      <text:p text:style-name="P35"><text:span text:style-name="T10"><draw:frame draw:style-name="fr1" draw:name="Objet45" text:anchor-type="as-char" svg:y="-0.377cm" svg:width="2.138cm" svg:height="0.467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5"><text:span text:style-name="T10"><draw:frame draw:style-name="fr1" draw:name="Objet46" text:anchor-type="as-char" svg:y="-0.377cm" svg:width="1.903cm" svg:height="0.467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<text:p text:style-name="P35"><text:span text:style-name="T10"><draw:frame draw:style-name="fr1" draw:name="Objet47" text:anchor-type="as-char" svg:y="-0.377cm" svg:width="6.763cm" svg:height="0.467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<text:p text:style-name="P35"><text:span text:style-name="T10"/></text:p>
      <text:p text:style-name="P53"><text:span text:style-name="T48">5</text:span>) <text:span text:style-name="T48">L’instruction </text:span><text:span text:style-name="T48"><draw:frame draw:style-name="fr1" draw:name="Objet48" text:anchor-type="as-char" svg:y="-0.377cm" svg:width="1.127cm" svg:height="0.467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48">et retour à la ligne.</text:span></text:p>
      <text:p text:style-name="Standard"><text:span text:style-name="T16">Par défaut, l’instruction </text:span><text:span text:style-name="T16"><draw:frame draw:style-name="fr1" draw:name="Objet49" text:anchor-type="as-char" svg:y="-0.377cm" svg:width="1.127cm" svg:height="0.467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6">provoque un retour à la ligne.</text:span></text:p>
      <text:p text:style-name="P50">On peut changer ce comportement un fournissant une autre chaîne de caractère à accoler à l’affichage principale. Exemple :</text:p>
      <text:p text:style-name="P50"/>
      <text:p text:style-name="P36"><text:span text:style-name="T10"><draw:frame draw:style-name="fr1" draw:name="Objet50" text:anchor-type="as-char" svg:y="-0.377cm" svg:width="2.138cm" svg:height="0.467cm" draw:z-index="4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<text:p text:style-name="P36"><text:span text:style-name="T10"><draw:frame draw:style-name="fr1" draw:name="Objet51" text:anchor-type="as-char" svg:y="-0.377cm" svg:width="1.903cm" svg:height="0.467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<text:p text:style-name="P36"><text:span text:style-name="T10"><draw:frame draw:style-name="fr1" draw:name="Objet52" text:anchor-type="as-char" svg:y="-0.377cm" svg:width="7.084cm" svg:height="0.467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6"><text:span text:style-name="T10"><draw:frame draw:style-name="fr1" draw:name="Objet53" text:anchor-type="as-char" svg:y="-0.377cm" svg:width="7.174cm" svg:height="0.467cm" draw:z-index="52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<text:p text:style-name="P36"><text:span text:style-name="T10"><text:s/></text:span></text:p>
      <text:p text:style-name="P36"><text:span text:style-name="T10"><draw:frame draw:style-name="fr1" draw:name="Objet54" text:anchor-type="as-char" svg:y="-0.377cm" svg:width="8.954cm" svg:height="0.467cm" draw:z-index="53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36"><text:span text:style-name="T10"><draw:frame draw:style-name="fr1" draw:name="Objet55" text:anchor-type="as-char" svg:y="-0.377cm" svg:width="7.174cm" svg:height="0.467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
      <text:p text:style-name="P33"><text:span text:style-name="T12"/></text:p>
      <text:p text:style-name="P33"><text:span text:style-name="T12"/></text:p>
      <text:p text:style-name="P60"><text:span text:style-name="T36">Quelques e</text:span>rreurs <text:span text:style-name="T36">a</text:span><text:span text:style-name="T40">vec </text:span><text:span text:style-name="T41">la fonction (</text:span><text:span text:style-name="T40">l’instruction</text:span><text:span text:style-name="T41">)</text:span><text:span text:style-name="T40"> </text:span><text:span text:style-name="T40"><draw:frame draw:style-name="fr1" draw:name="Objet56" text:anchor-type="as-char" svg:y="-0.377cm" svg:width="0.713cm" svg:height="0.467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</text:span>:</text:p>
      <text:p text:style-name="P33"><text:span text:style-name="T12"/></text:p>
      <text:p text:style-name="P33"><text:span text:style-name="T12"><draw:frame draw:style-name="fr1" draw:name="Objet57" text:anchor-type="as-char" svg:y="-0.377cm" svg:width="2.605cm" svg:height="0.467cm" draw:z-index="5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2"><draw:frame draw:style-name="fr1" draw:name="Objet58" text:anchor-type="as-char" svg:y="-0.377cm" svg:width="9.38cm" svg:height="0.467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34"><text:span text:style-name="T12"/></text:p>
      <text:p text:style-name="P34"><text:span text:style-name="T12">'</text:span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28"><text:span text:style-name="T6"/></text:p>
      <text:p text:style-name="P28"><text:span text:style-name="T7">II</text:span><text:span text:style-name="T20">I- </text:span><text:span text:style-name="T5">Bibliothèque Turtle</text:span></text:p>
      <text:p text:style-name="P23"/>
      <text:p text:style-name="P5"/>
      <text:p text:style-name="P5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language="fr" fo:country="FR" officeooo:rsid="00be2dc1"/>
    </style:style>
    <style:style style:name="MT2" style:family="text">
      <style:text-properties fo:language="fr" fo:country="FR" officeooo:rsid="01f7aad8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ython:</text:span><text:span text:style-name="MT2">Arithmétique, variables et instructions</text:span><text:tab/> <text:s text:c="2"/><text:span text:style-name="MT3">Page : </text:span><text:span text:style-name="MT3"><text:page-number text:select-page="current">2</text:page-number></text:span><text:span text:style-name="MT3">/ </text:span><text:span text:style-name="MT3"><text:page-count>3</text:page-count></text:span><text:span text:style-name="MT3"><text:s/></text:span></text:p>
      </style:header>
      <style:footer>
        <text:p text:style-name="MP2">Page : <text:page-number text:select-page="current">2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3T19:49:22.343468786</dc:date>
    <meta:editing-duration>PT16H43M7S</meta:editing-duration>
    <meta:editing-cycles>191</meta:editing-cycles>
    <meta:document-statistic meta:table-count="0" meta:image-count="0" meta:object-count="58" meta:page-count="3" meta:paragraph-count="87" meta:word-count="553" meta:character-count="3140" meta:non-whitespace-character-count="2585"/>
  </office:meta>
</office:document-meta>
</file>

<file path=Object 1/content.xml><?xml version="1.0" encoding="utf-8"?>
<math xmlns="http://www.w3.org/1998/Math/MathML" display="block">
  <semantics>
    <mstyle mathvariant="bold">
      <mi mathvariant="italic">cmd</mi>
    </mstyle>
    <annotation encoding="StarMath 5.0">bold { cmd}
</annotation>
  </semantics>
</math>
</file>

<file path=Object 10/content.xml><?xml version="1.0" encoding="utf-8"?>
<math xmlns="http://www.w3.org/1998/Math/MathML" display="block">
  <semantics>
    <mstyle mathvariant="bold-italic">
      <mtext>NameError: name 'b' is not defined</mtext>
    </mstyle>
    <annotation encoding="StarMath 5.0">bold { ital "NameError: name 'b' is not defined" }
</annotation>
  </semantics>
</math>
</file>

<file path=Object 11/content.xml><?xml version="1.0" encoding="utf-8"?>
<math xmlns="http://www.w3.org/1998/Math/MathML" display="block">
  <semantics>
    <mstyle mathvariant="bold-italic">
      <mtext>SyntaxError: cannot assign to literal</mtext>
    </mstyle>
    <annotation encoding="StarMath 5.0">bold { ital "SyntaxError: cannot assign to literal" }
</annotation>
  </semantics>
</math>
</file>

<file path=Object 12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13/content.xml><?xml version="1.0" encoding="utf-8"?>
<math xmlns="http://www.w3.org/1998/Math/MathML" display="block">
  <semantics>
    <mstyle mathvariant="bold-italic">
      <mtext>print(3)</mtext>
    </mstyle>
    <annotation encoding="StarMath 5.0">bold { ital "print(3)" }
</annotation>
  </semantics>
</math>
</file>

<file path=Object 14/content.xml><?xml version="1.0" encoding="utf-8"?>
<math xmlns="http://www.w3.org/1998/Math/MathML" display="block">
  <semantics>
    <mstyle mathvariant="bold-italic">
      <mtext>print(2 +1 )</mtext>
    </mstyle>
    <annotation encoding="StarMath 5.0">bold { ital "print(2 +1 )" }
</annotation>
  </semantics>
</math>
</file>

<file path=Object 15/content.xml><?xml version="1.0" encoding="utf-8"?>
<math xmlns="http://www.w3.org/1998/Math/MathML" display="block">
  <semantics>
    <mstyle mathvariant="bold-italic">
      <mtext>print(3**2</mtext>
    </mstyle>
    <annotation encoding="StarMath 5.0">bold { ital "print(3**2" }
</annotation>
  </semantics>
</math>
</file>

<file path=Object 16/content.xml><?xml version="1.0" encoding="utf-8"?>
<math xmlns="http://www.w3.org/1998/Math/MathML" display="block">
  <semantics>
    <mstyle mathvariant="bold-italic">
      <mtext>print("Bonjour tous le monde !")</mtext>
    </mstyle>
    <annotation encoding="StarMath 5.0">bold { ital "print(\"Bonjour tous le monde !\")" }
</annotation>
  </semantics>
</math>
</file>

<file path=Object 17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18/content.xml><?xml version="1.0" encoding="utf-8"?>
<math xmlns="http://www.w3.org/1998/Math/MathML" display="block">
  <semantics>
    <mstyle mathvariant="bold-italic">
      <mtext>print("2 +1" )</mtext>
    </mstyle>
    <annotation encoding="StarMath 5.0">bold { ital "print(\"2 +1\" )" }
</annotation>
  </semantics>
</math>
</file>

<file path=Object 19/content.xml><?xml version="1.0" encoding="utf-8"?>
<math xmlns="http://www.w3.org/1998/Math/MathML" display="block">
  <semantics>
    <mstyle mathvariant="bold-italic">
      <mtext>2 +1</mtext>
    </mstyle>
    <annotation encoding="StarMath 5.0">bold { ital "2 +1" }
</annotation>
  </semantics>
</math>
</file>

<file path=Object 2/content.xml><?xml version="1.0" encoding="utf-8"?>
<math xmlns="http://www.w3.org/1998/Math/MathML" display="block">
  <semantics>
    <mstyle mathvariant="bold">
      <mi mathvariant="italic">windows</mi>
    </mstyle>
    <annotation encoding="StarMath 5.0">bold { windows}
</annotation>
  </semantics>
</math>
</file>

<file path=Object 20/content.xml><?xml version="1.0" encoding="utf-8"?>
<math xmlns="http://www.w3.org/1998/Math/MathML" display="block">
  <semantics>
    <mstyle mathvariant="bold-italic">
      <mtext>SyntaxError: Missing parentheses in call to 'print'. Did you mean print(...)?</mtext>
    </mstyle>
    <annotation encoding="StarMath 5.0">bold { ital "SyntaxError: Missing parentheses in call to 'print'. Did you mean print(...)?" }
</annotation>
  </semantics>
</math>
</file>

<file path=Object 21/content.xml><?xml version="1.0" encoding="utf-8"?>
<math xmlns="http://www.w3.org/1998/Math/MathML" display="block">
  <semantics>
    <mstyle mathvariant="bold-italic">
      <mtext>print 3</mtext>
    </mstyle>
    <annotation encoding="StarMath 5.0">bold { ital "print 3" }
</annotation>
  </semantics>
</math>
</file>

<file path=Object 22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23/content.xml><?xml version="1.0" encoding="utf-8"?>
<math xmlns="http://www.w3.org/1998/Math/MathML" display="block">
  <semantics>
    <mstyle mathvariant="bold-italic">
      <mtext>print("3)</mtext>
    </mstyle>
    <annotation encoding="StarMath 5.0">bold { ital "print(\"3)" }
</annotation>
  </semantics>
</math>
</file>

<file path=Object 24/content.xml><?xml version="1.0" encoding="utf-8"?>
<math xmlns="http://www.w3.org/1998/Math/MathML" display="block">
  <semantics>
    <mstyle mathvariant="bold-italic">
      <mtext>SyntaxError: unterminated string literal (detected at line 1)</mtext>
    </mstyle>
    <annotation encoding="StarMath 5.0">bold { ital "SyntaxError: unterminated string literal (detected at line 1)" }
</annotation>
  </semantics>
</math>
</file>

<file path=Object 25/content.xml><?xml version="1.0" encoding="utf-8"?>
<math xmlns="http://www.w3.org/1998/Math/MathML" display="block">
  <semantics>
    <mstyle mathvariant="bold-italic">
      <mtext>print(1 + "3)</mtext>
    </mstyle>
    <annotation encoding="StarMath 5.0">bold { ital "print(1 + \"3)" }
</annotation>
  </semantics>
</math>
</file>

<file path=Object 26/content.xml><?xml version="1.0" encoding="utf-8"?>
<math xmlns="http://www.w3.org/1998/Math/MathML" display="block">
  <semantics>
    <mstyle mathvariant="bold-italic">
      <mtext>TypeError: unsupported operand type(s) for +: 'int' and 'str'</mtext>
    </mstyle>
    <annotation encoding="StarMath 5.0">bold { ital "TypeError: unsupported operand type(s) for +: 'int' and 'str'" }
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=</mo>
        <mn>17</mn>
      </mrow>
    </mstyle>
    <annotation encoding="StarMath 5.0">bold { a = 17 }
</annotation>
  </semantics>
</math>
</file>

<file path=Object 28/content.xml><?xml version="1.0" encoding="utf-8"?>
<math xmlns="http://www.w3.org/1998/Math/MathML" display="block">
  <semantics>
    <mstyle mathvariant="bold">
      <mrow>
        <mi>b</mi>
        <mo stretchy="false">=</mo>
        <mrow>
          <mn>38</mn>
          <mo stretchy="false">−</mo>
          <mi>a</mi>
        </mrow>
      </mrow>
    </mstyle>
    <annotation encoding="StarMath 5.0">bold { b = 38 - a }
</annotation>
  </semantics>
</math>
</file>

<file path=Object 29/content.xml><?xml version="1.0" encoding="utf-8"?>
<math xmlns="http://www.w3.org/1998/Math/MathML" display="block">
  <semantics>
    <mstyle mathvariant="bold-italic">
      <mtext>print(a)</mtext>
    </mstyle>
    <annotation encoding="StarMath 5.0">bold { ital "print(a)" }
</annotation>
  </semantics>
</math>
</file>

<file path=Object 3/content.xml><?xml version="1.0" encoding="utf-8"?>
<math xmlns="http://www.w3.org/1998/Math/MathML" display="block">
  <semantics>
    <mstyle mathvariant="bold">
      <mi mathvariant="italic">python</mi>
    </mstyle>
    <annotation encoding="StarMath 5.0">bold { python }
</annotation>
  </semantics>
</math>
</file>

<file path=Object 30/content.xml><?xml version="1.0" encoding="utf-8"?>
<math xmlns="http://www.w3.org/1998/Math/MathML" display="block">
  <semantics>
    <mstyle mathvariant="bold-italic">
      <mtext>17</mtext>
    </mstyle>
    <annotation encoding="StarMath 5.0">bold { ital "17" }
</annotation>
  </semantics>
</math>
</file>

<file path=Object 31/content.xml><?xml version="1.0" encoding="utf-8"?>
<math xmlns="http://www.w3.org/1998/Math/MathML" display="block">
  <semantics>
    <mstyle mathvariant="bold-italic">
      <mtext>print(a)</mtext>
    </mstyle>
    <annotation encoding="StarMath 5.0">bold { ital "print(a)" }
</annotation>
  </semantics>
</math>
</file>

<file path=Object 32/content.xml><?xml version="1.0" encoding="utf-8"?>
<math xmlns="http://www.w3.org/1998/Math/MathML" display="block">
  <semantics>
    <mstyle mathvariant="bold-italic">
      <mtext>21</mtext>
    </mstyle>
    <annotation encoding="StarMath 5.0">bold { ital "21"}
</annotation>
  </semantics>
</math>
</file>

<file path=Object 33/content.xml><?xml version="1.0" encoding="utf-8"?>
<math xmlns="http://www.w3.org/1998/Math/MathML" display="block">
  <semantics>
    <mstyle mathvariant="bold-italic">
      <mtext>print(a , b)</mtext>
    </mstyle>
    <annotation encoding="StarMath 5.0">bold { ital "print(a , b)" }
</annotation>
  </semantics>
</math>
</file>

<file path=Object 34/content.xml><?xml version="1.0" encoding="utf-8"?>
<math xmlns="http://www.w3.org/1998/Math/MathML" display="block">
  <semantics>
    <mstyle mathvariant="bold-italic">
      <mtext>17</mtext>
    </mstyle>
    <annotation encoding="StarMath 5.0">bold { ital "17" }
</annotation>
  </semantics>
</math>
</file>

<file path=Object 35/content.xml><?xml version="1.0" encoding="utf-8"?>
<math xmlns="http://www.w3.org/1998/Math/MathML" display="block">
  <semantics>
    <mstyle mathvariant="bold-italic">
      <mtext>21</mtext>
    </mstyle>
    <annotation encoding="StarMath 5.0">bold { ital "21"}
</annotation>
  </semantics>
</math>
</file>

<file path=Object 36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37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38/content.xml><?xml version="1.0" encoding="utf-8"?>
<math xmlns="http://www.w3.org/1998/Math/MathML" display="block">
  <semantics>
    <mstyle mathvariant="bold-italic">
      <mtext>print("La somme de ", a, " et de " , b , " vaut ", a + b) </mtext>
    </mstyle>
    <annotation encoding="StarMath 5.0">bold { ital "print(\"La somme de \", a, \" et de \" , b , \" vaut \", a + b) "  }
</annotation>
  </semantics>
</math>
</file>

<file path=Object 39/content.xml><?xml version="1.0" encoding="utf-8"?>
<math xmlns="http://www.w3.org/1998/Math/MathML" display="block">
  <semantics>
    <mstyle mathvariant="bold-italic">
      <mtext>La somme de 17  et de 21 vaut 38</mtext>
    </mstyle>
    <annotation encoding="StarMath 5.0">bold { ital "La somme de 17  et de 21 vaut 38"}
</annotation>
  </semantics>
</math>
</file>

<file path=Object 4/content.xml><?xml version="1.0" encoding="utf-8"?>
<math xmlns="http://www.w3.org/1998/Math/MathML" display="block">
  <semantics>
    <mstyle mathvariant="bold">
      <mi mathvariant="italic">ENTER</mi>
    </mstyle>
    <annotation encoding="StarMath 5.0">bold { ENTER}
</annotation>
  </semantics>
</math>
</file>

<file path=Object 40/content.xml><?xml version="1.0" encoding="utf-8"?>
<math xmlns="http://www.w3.org/1998/Math/MathML" display="block">
  <semantics>
    <mstyle mathvariant="bold">
      <mrow>
        <mi>a</mi>
        <mo stretchy="false">=</mo>
        <mn>17</mn>
      </mrow>
    </mstyle>
    <annotation encoding="StarMath 5.0">bold { a = 17 }
</annotation>
  </semantics>
</math>
</file>

<file path=Object 41/content.xml><?xml version="1.0" encoding="utf-8"?>
<math xmlns="http://www.w3.org/1998/Math/MathML" display="block">
  <semantics>
    <mstyle mathvariant="bold">
      <mrow>
        <mi>b</mi>
        <mo stretchy="false">=</mo>
        <mrow>
          <mn>38</mn>
          <mo stretchy="false">−</mo>
          <mi>a</mi>
        </mrow>
      </mrow>
    </mstyle>
    <annotation encoding="StarMath 5.0">bold { b = 38 - a }
</annotation>
  </semantics>
</math>
</file>

<file path=Object 42/content.xml><?xml version="1.0" encoding="utf-8"?>
<math xmlns="http://www.w3.org/1998/Math/MathML" display="block">
  <semantics>
    <mstyle mathvariant="bold-italic">
      <mtext>input()</mtext>
    </mstyle>
    <annotation encoding="StarMath 5.0">bold { ital "input()" }
</annotation>
  </semantics>
</math>
</file>

<file path=Object 43/content.xml><?xml version="1.0" encoding="utf-8"?>
<math xmlns="http://www.w3.org/1998/Math/MathML" display="block">
  <semantics>
    <mstyle mathvariant="bold-italic">
      <mtext>input()</mtext>
    </mstyle>
    <annotation encoding="StarMath 5.0">bold { ital "input()" }
</annotation>
  </semantics>
</math>
</file>

<file path=Object 44/content.xml><?xml version="1.0" encoding="utf-8"?>
<math xmlns="http://www.w3.org/1998/Math/MathML" display="block">
  <semantics>
    <mstyle mathvariant="bold-italic">
      <mtext>int()</mtext>
    </mstyle>
    <annotation encoding="StarMath 5.0">bold { ital "int()" }
</annotation>
  </semantics>
</math>
</file>

<file path=Object 45/content.xml><?xml version="1.0" encoding="utf-8"?>
<math xmlns="http://www.w3.org/1998/Math/MathML" display="block">
  <semantics>
    <mstyle mathvariant="bold-italic">
      <mtext> s = input()</mtext>
    </mstyle>
    <annotation encoding="StarMath 5.0">bold { ital " s = input()" }
</annotation>
  </semantics>
</math>
</file>

<file path=Object 46/content.xml><?xml version="1.0" encoding="utf-8"?>
<math xmlns="http://www.w3.org/1998/Math/MathML" display="block">
  <semantics>
    <mstyle mathvariant="bold-italic">
      <mtext> a = int(s)</mtext>
    </mstyle>
    <annotation encoding="StarMath 5.0">bold { ital " a = int(s)" }
</annotation>
  </semantics>
</math>
</file>

<file path=Object 47/content.xml><?xml version="1.0" encoding="utf-8"?>
<math xmlns="http://www.w3.org/1998/Math/MathML" display="block">
  <semantics>
    <mstyle mathvariant="bold-italic">
      <mtext>print("Le nombre suivant est ", a +1)</mtext>
    </mstyle>
    <annotation encoding="StarMath 5.0">bold { ital "print(\"Le nombre suivant est \", a +1)"  }
</annotation>
  </semantics>
</math>
</file>

<file path=Object 48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49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5/content.xml><?xml version="1.0" encoding="utf-8"?>
<math xmlns="http://www.w3.org/1998/Math/MathML" display="block">
  <semantics>
    <mstyle mathvariant="bold">
      <mrow>
        <mi mathvariant="italic">SyntaxError</mi>
        <mi mathvariant="normal">:</mi>
        <mi mathvariant="italic">invalid</mi>
        <mi mathvariant="italic">syntax</mi>
      </mrow>
    </mstyle>
    <annotation encoding="StarMath 5.0">bold { SyntaxError: invalid syntax }
</annotation>
  </semantics>
</math>
</file>

<file path=Object 50/content.xml><?xml version="1.0" encoding="utf-8"?>
<math xmlns="http://www.w3.org/1998/Math/MathML" display="block">
  <semantics>
    <mstyle mathvariant="bold-italic">
      <mtext> s = input()</mtext>
    </mstyle>
    <annotation encoding="StarMath 5.0">bold { ital " s = input()" }
</annotation>
  </semantics>
</math>
</file>

<file path=Object 51/content.xml><?xml version="1.0" encoding="utf-8"?>
<math xmlns="http://www.w3.org/1998/Math/MathML" display="block">
  <semantics>
    <mstyle mathvariant="bold-italic">
      <mtext> a = int(s)</mtext>
    </mstyle>
    <annotation encoding="StarMath 5.0">bold { ital " a = int(s)" }
</annotation>
  </semantics>
</math>
</file>

<file path=Object 52/content.xml><?xml version="1.0" encoding="utf-8"?>
<math xmlns="http://www.w3.org/1998/Math/MathML" display="block">
  <semantics>
    <mstyle mathvariant="bold-italic">
      <mtext>print("Le nombre précédent est ", a -1)</mtext>
    </mstyle>
    <annotation encoding="StarMath 5.0">bold { ital "print(\"Le nombre précédent est \", a -1)"  }
</annotation>
  </semantics>
</math>
</file>

<file path=Object 53/content.xml><?xml version="1.0" encoding="utf-8"?>
<math xmlns="http://www.w3.org/1998/Math/MathML" display="block">
  <semantics>
    <mstyle mathvariant="bold-italic">
      <mtext>print("Le le nombre suivant est ", a +1)</mtext>
    </mstyle>
    <annotation encoding="StarMath 5.0">bold { ital "print(\"Le le nombre suivant est \", a +1)"  }
</annotation>
  </semantics>
</math>
</file>

<file path=Object 54/content.xml><?xml version="1.0" encoding="utf-8"?>
<math xmlns="http://www.w3.org/1998/Math/MathML" display="block">
  <semantics>
    <mstyle mathvariant="bold-italic">
      <mtext>print("Le nombre précédent est ", a -1, end= "  ")</mtext>
    </mstyle>
    <annotation encoding="StarMath 5.0">bold { ital "print(\"Le nombre précédent est \", a -1, end= \"  \")"  }
</annotation>
  </semantics>
</math>
</file>

<file path=Object 55/content.xml><?xml version="1.0" encoding="utf-8"?>
<math xmlns="http://www.w3.org/1998/Math/MathML" display="block">
  <semantics>
    <mstyle mathvariant="bold-italic">
      <mtext>print("Le le nombre suivant est ", a +1)</mtext>
    </mstyle>
    <annotation encoding="StarMath 5.0">bold { ital "print(\"Le le nombre suivant est \", a +1)"  }
</annotation>
  </semantics>
</math>
</file>

<file path=Object 56/content.xml><?xml version="1.0" encoding="utf-8"?>
<math xmlns="http://www.w3.org/1998/Math/MathML" display="block">
  <semantics>
    <mstyle mathvariant="bold-italic">
      <mtext>int</mtext>
    </mstyle>
    <annotation encoding="StarMath 5.0">bold { ital "int" }
</annotation>
  </semantics>
</math>
</file>

<file path=Object 57/content.xml><?xml version="1.0" encoding="utf-8"?>
<math xmlns="http://www.w3.org/1998/Math/MathML" display="block">
  <semantics>
    <mstyle mathvariant="bold-italic">
      <mtext> a = int("2è")</mtext>
    </mstyle>
    <annotation encoding="StarMath 5.0">bold { ital " a = int(\"2è\")" }
</annotation>
  </semantics>
</math>
</file>

<file path=Object 58/content.xml><?xml version="1.0" encoding="utf-8"?>
<math xmlns="http://www.w3.org/1998/Math/MathML" display="block">
  <semantics>
    <mstyle mathvariant="bold-italic">
      <mtext>ValueError: invalid literal for int() with base 10: '2è'</mtext>
    </mstyle>
    <annotation encoding="StarMath 5.0">bold { ital "ValueError: invalid literal for int() with base 10: '2è'" }
</annotation>
  </semantics>
</math>
</file>

<file path=Object 6/content.xml><?xml version="1.0" encoding="utf-8"?>
<math xmlns="http://www.w3.org/1998/Math/MathML" display="block">
  <semantics>
    <mstyle mathvariant="bold">
      <mrow>
        <mi mathvariant="italic">ZeroDivisionError</mi>
        <mi mathvariant="normal">:</mi>
        <mi mathvariant="italic">division</mi>
        <mi mathvariant="italic">by</mi>
        <mi mathvariant="italic">zero</mi>
      </mrow>
    </mstyle>
    <annotation encoding="StarMath 5.0">bold { ZeroDivisionError: division by zero }
</annotation>
  </semantics>
</math>
</file>

<file path=Object 7/content.xml><?xml version="1.0" encoding="utf-8"?>
<math xmlns="http://www.w3.org/1998/Math/MathML" display="block">
  <semantics>
    <mstyle mathvariant="bold-italic">
      <mtext>SyntaxError: invalid syntax</mtext>
    </mstyle>
    <annotation encoding="StarMath 5.0">bold { ital "SyntaxError: invalid syntax" }
</annotation>
  </semantics>
</math>
</file>

<file path=Object 8/content.xml><?xml version="1.0" encoding="utf-8"?>
<math xmlns="http://www.w3.org/1998/Math/MathML" display="block">
  <semantics>
    <mstyle mathvariant="bold-italic">
      <mtext>SyntaxError: invalid syntax</mtext>
    </mstyle>
    <annotation encoding="StarMath 5.0">bold { ital "SyntaxError: invalid syntax" }
</annotation>
  </semantics>
</math>
</file>

<file path=Object 9/content.xml><?xml version="1.0" encoding="utf-8"?>
<math xmlns="http://www.w3.org/1998/Math/MathML" display="block">
  <semantics>
    <mstyle mathvariant="bold">
      <mtext>def</mtext>
    </mstyle>
    <annotation encoding="StarMath 5.0">bold { "def" }
</annotation>
  </semantics>
</math>
</file>